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paragraph-properties fo:text-align="justify" style:justify-single-word="false" style:writing-mode="lr-tb"/>
    </style:style>
    <style:style style:name="P2" style:family="paragraph" style:parent-style-name="Text_20_body" style:list-style-name="">
      <style:paragraph-properties fo:text-align="justify" style:justify-single-word="false" style:writing-mode="lr-tb"/>
      <style:text-properties fo:font-style="italic" fo:font-weight="bold" style:font-style-asian="italic" style:font-weight-asian="bold" style:font-style-complex="italic" style:font-weight-complex="bold"/>
    </style:style>
    <style:style style:name="P3" style:family="paragraph" style:parent-style-name="Text_20_body" style:list-style-name="List_20_1">
      <style:paragraph-properties fo:margin-left="1.251cm" fo:margin-right="0cm" fo:margin-top="0cm" fo:margin-bottom="0.109cm" fo:text-align="justify" style:justify-single-word="false" fo:text-indent="-0.4cm" style:auto-text-indent="false" style:writing-mode="lr-tb"/>
      <style:text-properties fo:font-style="normal" fo:font-weight="normal" style:font-style-asian="normal" style:font-weight-asian="normal" style:font-style-complex="normal" style:font-weight-complex="normal"/>
    </style:style>
    <style:style style:name="P4" style:family="paragraph" style:parent-style-name="heading_20_3" style:list-style-name="" style:master-page-name="Standard">
      <style:paragraph-properties fo:margin-left="1.27cm" fo:margin-right="0cm" fo:text-align="justify" style:justify-single-word="false" fo:text-indent="-1.27cm" style:auto-text-indent="false" style:page-number="auto" style:writing-mode="lr-tb">
        <style:tab-stops/>
      </style:paragraph-properties>
      <style:text-properties fo:font-style="normal" style:font-name-asian="Arial" style:font-size-asian="14pt" style:font-weight-asian="bold"/>
    </style:style>
    <style:style style:name="T1" style:family="text">
      <style:text-properties fo:font-style="italic"/>
    </style:style>
    <style:style style:name="T2" style:family="text">
      <style:text-properties fo:font-style="italic" fo:font-weight="bold" style:font-style-complex="italic" style:font-weight-complex="bold"/>
    </style:style>
    <style:style style:name="T3" style:family="text">
      <style:text-properties fo:font-style="italic" style:font-style-complex="italic"/>
    </style:style>
    <style:style style:name="T4" style:family="text">
      <style:text-properties fo:font-style="italic" fo:font-weight="normal"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Monospace" fo:font-size="10pt" style:font-name-asian="Monospace" style:font-size-asian="10pt" style:font-name-complex="Monospace" style:font-size-complex="10pt"/>
    </style:style>
    <style:style style:name="T10" style:family="text">
      <style:text-properties fo:font-weight="bold"/>
    </style:style>
    <style:style style:name="T11" style:family="text">
      <style:text-properties style:font-style-asian="italic"/>
    </style:style>
    <style:style style:name="T12" style:family="text">
      <style:text-properties style:font-weight-asian="bold"/>
    </style:style>
    <style:style style:name="T13" style:family="text">
      <style:text-properties style:font-style-complex="italic"/>
    </style:style>
    <style:style style:name="T14"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Composant «messagerie»</text:h>
      <text:p text:style-name="P1"><text:tab/>Discussion entre lapins.</text:p>
      <text:p text:style-name="P1"><text:span text:style-name="T2">include/messagerie/contact_profil.php</text:span>  : </text:p>
      <text:p text:style-name="P1"><text:tab/>Le formulaire de création d'une nouvelle discussion, disponible sur la page de profil du propriétaire de lapins révélé par le clic sur un lien. Le formulaire inclus la liste des lapins du propriétaire du profil et du membre connecté obtenue à l'aide de <text:span text:style-name="T5">include/</text:span><text:span text:style-name="T6">sql.php</text:span>. Il envoi ses informations au script <text:span text:style-name="T3">include/messagerie/ouvrir_disc.php</text:span>.</text:p>
      <text:p text:style-name="P1"/>
      <text:p text:style-name="P1"><text:span text:style-name="T2">include/messagerie/ouvrir_disc.php</text:span>  : </text:p>
      <text:p text:style-name="P1"><text:tab/>Script recevant les informations du formulaire de création d'une discussion qui se charge de contrôler la validité des données transmises et avant de créer la nouvelle discussion dans la base sql et de retourner à la page d'origine. <text:s/>Il n'utilise que la bibliothèque SQL <text:span text:style-name="T5">include/</text:span><text:span text:style-name="T6">sql.php</text:span>.</text:p>
      <text:p text:style-name="P1"/>
      <text:p text:style-name="P1"><text:span text:style-name="T2">include/messagerie/messagerie.php</text:span>  : </text:p>
      <text:p text:style-name="P1"><text:tab/>C'est le moyeu de la messagerie autour duquel s'agencent les autres scripts. <text:s/>Dans un premier temps il affiche seulement un résumé des discussions. L'interaction avec la liste est alors gérée par javascript <text:span text:style-name="T6">script/messagerie.js</text:span> à l'aide de <text:span text:style-name="T6">script/ajax.js</text:span>. Les requêtes SQL sont centralisées dans <text:span text:style-name="T5">include/</text:span><text:span text:style-name="T6">sqlM</text:span><text:span text:style-name="T5">ess</text:span><text:span text:style-name="T6">.php.</text:span><text:span text:style-name="T7"> La mise en forme est assurée par le style </text:span><text:span text:style-name="T6">style/messagerie.css</text:span><text:span text:style-name="T7">.</text:span></text:p>
      <text:p text:style-name="P1"><text:span text:style-name="T6"/></text:p>
      <text:p text:style-name="P1"><text:span text:style-name="T2">script/messagerie.js</text:span>  : </text:p>
      <text:p text:style-name="P1"><text:tab/>Gestionnaire, via <text:span text:style-name="T6">script/ajax.js</text:span>, de l'échange d'informations avec le serveur sans mettre à jour la page de messagerie. Lors du développement d'une discussion, la sélection d'un message, la décision de répondre ou l'envoi de la réponse il contacte le serveur qui traite la demande par le script <text:span text:style-name="T3">include/messagerie/mess_requete.php</text:span> et ne retourne que ce qui est nécessaire à chaque étape. Il traite la réponse de façon à l'afficher à l'endroit voulu ou d'afficher un message d'erreur.</text:p>
      <text:p text:style-name="P1"/>
      <text:p text:style-name="P1"><text:span text:style-name="T2">include/messagerie/mess_requete.php</text:span>  : </text:p>
      <text:p text:style-name="P1"><text:tab/>Il s'occupe de gérer les demandes envoyées par <text:span text:style-name="T6">messagerie.php</text:span>. Selon les paramètres fournis il renvoi la liste des messages dans la discussion, le corps d'un message en particulier, le formulaire de rédaction d'un message ou le bon envoi d'un nouveau message. Cette réponse est traitée côté client par <text:span text:style-name="T6">script/messagerie.js</text:span>. Les requêtes SQL sont centralisées dans <text:span text:style-name="T5">include/</text:span><text:span text:style-name="T6">sqlM</text:span><text:span text:style-name="T5">ess</text:span><text:span text:style-name="T6">.php.</text:span><text:span text:style-name="T7"> La mise en forme est assurée par le style </text:span><text:span text:style-name="T6">style/messagerie.css</text:span><text:span text:style-name="T7">.</text:span></text:p>
      <text:p text:style-name="P1"><text:span text:style-name="T6"/></text:p>
      <text:p text:style-name="P1"><text:span text:style-name="T2">scripts/ajax.js </text:span><text:span text:style-name="T3">:</text:span></text:p>
      <text:p text:style-name="P1"><text:tab/>Script javascript qui regroupe les fonctions de communication http avec le serveur.</text:p>
      <text:p text:style-name="P1"/>
      <text:p text:style-name="P1"><text:span text:style-name="T2">include/messagerie/nouveau.php</text:span><text:span text:style-name="T3"> :</text:span></text:p>
      <text:p text:style-name="P1"><text:tab/>Averti le membre de la réception de nouveaux messages en affichant leur nombre dans la colonne de droite. La consultation de la base ce fait à intervalles réguliers. L<text:span text:style-name="T7">a connexion http se fait par </text:span><text:span text:style-name="T6">script/ajax.js</text:span><text:span text:style-name="T7">.</text:span></text:p>
      <text:p text:style-name="P1"/>
      <text:p text:style-name="P1"><text:soft-page-break/><text:span text:style-name="T2">include/messagerie/nombre.php </text:span> : </text:p>
      <text:p text:style-name="P1"><text:tab/>Régulièrement consulté par <text:span text:style-name="T4">include/messagerie/nouveau.php</text:span><text:span text:style-name="T8"> il relève le nombre de massages plus récents que le dernier accès à la messagerie du membre connecté. L'ouverture de la messagerie remet ce compte à zéro même si les messages ne sont pas lus. Les requêtes SQL sont centralisées dans </text:span><text:span text:style-name="T5">include/sqlMess.php</text:span><text:span text:style-name="T8"> et la connexion à la base se fait par </text:span><text:span text:style-name="T5">include/sql.php</text:span><text:span text:style-name="T8">.</text:span></text:p>
      <text:p text:style-name="P1"/>
      <text:p text:style-name="P2">Tables <text:span text:style-name="T8">:</text:span></text:p>
      <text:list xml:id="list477791955" text:style-name="List_20_1">
        <text:list-item>
          <text:p text:style-name="P3">lapin_appartientA</text:p>
        </text:list-item>
        <text:list-item>
          <text:p text:style-name="P3">lapin_aSupprimer</text:p>
        </text:list-item>
        <text:list-item>
          <text:p text:style-name="P3">lapin_Consultation</text:p>
        </text:list-item>
        <text:list-item>
          <text:p text:style-name="P3">lapin_Discussion</text:p>
        </text:list-item>
        <text:list-item>
          <text:p text:style-name="P3">lapin_Message</text:p>
        </text:list-item>
        <text:list-item>
          <text:p text:style-name="P3">lapin_repondA</text:p>
        </text:list-item>
        <text:list-item>
          <text:p text:style-name="P3">lapin_lapin</text:p>
        </text:list-item>
        <text:list-item>
          <text:p text:style-name="P3">lapin_proprietaire</text:p>
        </text:list-item>
      </text:list>
      <text:p text:style-name="P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Times New Roman" style:font-name-complex="Arial" style:font-size-complex="14pt"/>
    </style:style>
    <style:style style:name="heading_20_3" style:display-name="heading 3" style:family="paragraph" style:parent-style-name="Heading_20__28_user_29_" style:next-style-name="Text_20_body" style:default-outline-level="3" style:list-style-name="">
      <style:text-properties fo:font-weight="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ent </meta:initial-creator>
    <meta:creation-date>2013-03-26T00:13:13</meta:creation-date>
    <meta:document-statistic meta:table-count="0" meta:image-count="0" meta:object-count="0" meta:page-count="2" meta:paragraph-count="27" meta:word-count="432" meta:character-count="3051"/>
    <dc:date>2013-03-26T01:30:22</dc:date>
    <dc:creator>florent </dc:creator>
    <meta:editing-duration>PT00H13M17S</meta:editing-duration>
    <meta:editing-cycles>1</meta:editing-cycles>
    <meta:generator>OpenOffice.org/3.2$Linux OpenOffice.org_project/320m12$Build-9483</meta:generator>
  </office:meta>
</office:document-meta>
</file>